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acb3" officeooo:paragraph-rsid="0015acb3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ndeur (<text:span text:style-name="T1">NumVendeur</text:span>, NomVendeur, AdresseVendeur, MailCommandeVendeur, </text:p>
      <text:p text:style-name="P1"/>
      <text:p text:style-name="P1"><text:tab/> <text:s text:c="2"/>MailDiscutionVendeur, DescriptionVendeur)</text:p>
      <text:p text:style-name="P1"/>
      <text:p text:style-name="P1">Client (<text:span text:style-name="T1">NumClient</text:span>, NomClient, PrenomClient, AgeClient, MailClient, AdresseClient)</text:p>
      <text:p text:style-name="P1"/>
      <text:p text:style-name="P1"><text:tab/>AdresseFacturation (<text:span text:style-name="T1">NumAdresseFacturation</text:span>, NomPrénomAdresseFacturation, </text:p>
      <text:p text:style-name="P1"/>
      <text:p text:style-name="P1"><text:tab/>AdresseLigne1AdresseFacturation, AdresseLigne2AdresseFacturation, </text:p>
      <text:p text:style-name="P1"><text:tab/></text:p>
      <text:p text:style-name="P1"><text:tab/>VilleAdresseFacturation, <text:s/>PaysAdresseFacturation, CodePostalAdresseFacturation)</text:p>
      <text:p text:style-name="P1"/>
      <text:p text:style-name="P1">AdresseLivraison (<text:span text:style-name="T1">NumAdresseLivraison</text:span>, NomPrénomAdresseLivraison, </text:p>
      <text:p text:style-name="P1"/>
      <text:p text:style-name="P1"><text:tab/><text:tab/> <text:s text:c="6"/>AdresseLigne1AdresseLivraison, AdresseLigne2AdresseLivraison, </text:p>
      <text:p text:style-name="P1"/>
      <text:p text:style-name="P1"><text:tab/><text:tab/> <text:s text:c="5"/>VilleAdresseLivraison, PaysAdresseLivraison, CodePostalAdresseLivraison, </text:p>
      <text:p text:style-name="P1"/>
      <text:p text:style-name="P1"><text:tab/><text:tab/> <text:s text:c="5"/>TelephoneAdresseLivraison)</text:p>
      <text:p text:style-name="P1"/>
      <text:p text:style-name="P1">CartePaiement (<text:span text:style-name="T1">NumCartePaiement</text:span>, TypeCartePaiement, NuméroCartePaiement, </text:p>
      <text:p text:style-name="P1"/>
      <text:p text:style-name="P1"><text:tab/><text:tab/> <text:s/>NomDétenteurCartePaiement, DateExpirationCartePaiement, Cryptogramme </text:p>
      <text:p text:style-name="P1"/>
      <text:p text:style-name="P1"><text:tab/><text:tab/> <text:s/>CartePaiement)</text:p>
      <text:p text:style-name="P1"/>
      <text:p text:style-name="P1">Panier (<text:span text:style-name="T1">NumPanier</text:span>, DateCréationPanier, DateDernièreModifPanier, DateCommandePanier)</text:p>
      <text:p text:style-name="P1"/>
      <text:p text:style-name="P1">Article (<text:span text:style-name="T1">NumPanier</text:span>, DateCréationPanier, DateDernièreModifPanier, DateCommandePanier)</text:p>
      <text:p text:style-name="P1"/>
      <text:p text:style-name="P1">Tags (<text:span text:style-name="T1">NumTags</text:span>, NomTags, ValeurTags)</text:p>
      <text:p text:style-name="P1"/>
      <text:p text:style-name="P1">HistoriqueMAJ (<text:span text:style-name="T1">NumHistoriqueMAJ</text:span>, DateHistoriqueMAJ)</text:p>
      <text:p text:style-name="P1"/>
      <text:p text:style-name="P1">Commentaire (#NumClient, #NumArticle, ContenuCommentaire)</text:p>
      <text:p text:style-name="P1"/>
      <text:p text:style-name="P1">Note (#NumClient, #NumArticle, ValeurNote)</text:p>
      <text:p text:style-name="P1"/>
      <text:p text:style-name="P1">ListeSouhait (#NumClient, #NumArticle, DateAjoutListeSouhait)</text:p>
      <text:p text:style-name="P1"/>
      <text:p text:style-name="P1">Visite (#NumClient, #NumArticle, DateVisite)</text:p>
      <text:p text:style-name="P1"/>
      <text:p text:style-name="P1">ArticlePanier (#NumPanier, #NumArticle, NbArticlePanier)</text:p>
      <text:p text:style-name="P1"/>
      <text:p text:style-name="P1">MajStock (#NumVendeur, #NumArticle, #NumHistoriqueMAJ, NbMajStoc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0:07:35.851198773</meta:creation-date>
    <dc:date>2017-04-06T10:12:48.782299484</dc:date>
    <meta:editing-duration>PT5M13S</meta:editing-duration>
    <meta:editing-cycles>1</meta:editing-cycles>
    <meta:generator>LibreOffice/5.1.5.2$Linux_X86_64 LibreOffice_project/7a864d8825610a8c07cfc3bc01dd4fce6a9447e5</meta:generator>
    <meta:document-statistic meta:table-count="0" meta:image-count="0" meta:object-count="0" meta:page-count="1" meta:paragraph-count="24" meta:word-count="81" meta:character-count="1412" meta:non-whitespace-character-count="1304"/>
  </office:meta>
</office:document-meta>
</file>